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0.197cm" fo:min-width="20.074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673cm" fo:min-width="1.274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609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674cm" fo:min-width="1.274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63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673cm" fo:min-width="1.27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342cm" fo:min-width="0.951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319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2.05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334cm" fo:min-width="1.353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2.0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2.0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2.0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0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2.0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2.0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5cm" fo:min-width="2.0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8cm" fo:min-width="2.053cm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0.51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style:font-name="Times New Roman" fo:font-size="14pt"/>
    </style:style>
    <style:style style:name="P3" style:family="paragraph">
      <style:text-properties style:font-name="Times New Roman" fo:font-size="14pt"/>
    </style:style>
    <style:style style:name="P4" style:family="paragraph">
      <loext:graphic-properties draw:fill="none" draw:fill-color="#ffffff"/>
      <style:text-properties style:font-name="Times New Roman" fo:font-size="14pt"/>
    </style:style>
    <style:style style:name="P5" style:family="paragraph">
      <loext:graphic-properties draw:fill="solid" draw:fill-color="#ffffff"/>
      <style:paragraph-properties fo:text-align="center"/>
      <style:text-properties style:font-name="Times New Roman" fo:font-size="14pt"/>
    </style:style>
    <style:style style:name="P6" style:family="paragraph">
      <loext:graphic-properties draw:fill="none"/>
      <style:paragraph-properties fo:text-align="center"/>
      <style:text-properties style:font-name="Times New Roman" fo:font-size="14pt"/>
    </style:style>
    <style:style style:name="P7" style:family="paragraph">
      <loext:graphic-properties draw:fill="solid" draw:fill-color="#ffffff"/>
      <style:paragraph-properties fo:text-align="center"/>
      <style:text-properties fo:font-size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0pt" fo:font-weight="bold" style:font-size-asian="12pt" style:font-weight-asian="bold" style:font-size-complex="12pt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10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74cm" svg:height="20.447cm" svg:x="0.619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98cm" svg:height="6.313cm" svg:x="3.95cm" svg:y="18.6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1.61cm" svg:height="0.859cm" svg:x="5.416cm" svg:y="18.608cm">
          <draw:text-box>
            <text:p text:style-name="P3">(0,0)</text:p>
          </draw:text-box>
        </draw:frame>
        <draw:g>
          <draw:custom-shape draw:style-name="gr4" draw:text-style-name="P2" draw:layer="layout" svg:width="2.898cm" svg:height="6.314cm" svg:x="14.402cm" svg:y="18.563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" draw:text-style-name="P4" draw:layer="layout" svg:width="2.631cm" svg:height="0.813cm" svg:x="15.285cm" svg:y="18.463cm">
            <draw:text-box>
              <text:p text:style-name="P3">(0,L-1)</text:p>
            </draw:text-box>
          </draw:frame>
        </draw:g>
        <draw:custom-shape draw:style-name="gr6" draw:text-style-name="P2" draw:layer="layout" svg:width="2.899cm" svg:height="6.313cm" svg:x="14.339cm" svg:y="5.15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2.631cm" svg:height="0.813cm" svg:x="14.922cm" svg:y="5.15cm">
          <draw:text-box>
            <text:p text:style-name="P3">(L-1,L-1)</text:p>
          </draw:text-box>
        </draw:frame>
        <draw:g>
          <draw:custom-shape draw:style-name="gr6" draw:text-style-name="P2" draw:layer="layout" svg:width="2.899cm" svg:height="6.313cm" svg:x="4.094cm" svg:y="5.153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5" draw:text-style-name="P4" draw:layer="layout" svg:width="2.631cm" svg:height="0.813cm" svg:x="4.831cm" svg:y="5.152cm">
            <draw:text-box>
              <text:p text:style-name="P3">(L-1,0)</text:p>
            </draw:text-box>
          </draw:frame>
        </draw:g>
        <draw:g>
          <draw:custom-shape draw:style-name="gr7" draw:text-style-name="P5" draw:layer="layout" svg:width="1.503cm" svg:height="0.644cm" svg:x="13.56cm" svg:y="8.2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13.481cm" svg:y="8.232cm">
            <draw:text-box>
              <text:p text:style-name="P3">Send</text:p>
            </draw:text-box>
          </draw:frame>
        </draw:g>
        <draw:g>
          <draw:custom-shape draw:style-name="gr7" draw:text-style-name="P5" draw:layer="layout" svg:width="1.503cm" svg:height="0.644cm" svg:x="6.113cm" svg:y="19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6.034cm" svg:y="19.789cm">
            <draw:text-box>
              <text:p text:style-name="P3">Send</text:p>
            </draw:text-box>
          </draw:frame>
        </draw:g>
        <draw:line draw:style-name="gr9" draw:text-style-name="P6" draw:layer="layout" svg:x1="7.593cm" svg:y1="20.173cm" svg:x2="10.284cm" svg:y2="20.173cm">
          <text:p/>
        </draw:line>
        <draw:frame draw:style-name="gr10" draw:text-style-name="P4" draw:layer="layout" svg:width="2.774cm" svg:height="2.156cm" svg:x="7.516cm" svg:y="17.911cm">
          <draw:text-box>
            <text:p text:style-name="P3">e</text:p>
            <text:p text:style-name="P3">C<text:span text:style-name="T1">(L-</text:span><text:span text:style-name="T1">1)*L*H</text:span></text:p>
            <text:p text:style-name="P3"><text:span text:style-name="T2">MR</text:span><text:span text:style-name="T1">(L-</text:span><text:span text:style-name="T1">1)*L*H</text:span></text:p>
          </draw:text-box>
        </draw:frame>
        <draw:g>
          <draw:custom-shape draw:style-name="gr11" draw:text-style-name="P7" draw:layer="layout" svg:width="1.905cm" svg:height="0.636cm" svg:x="6.133cm" svg:y="8.24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6.026cm" svg:y="8.132cm">
            <draw:text-box>
              <text:p text:style-name="P3">Receive</text:p>
            </draw:text-box>
          </draw:frame>
        </draw:g>
        <draw:g>
          <draw:custom-shape draw:style-name="gr11" draw:text-style-name="P7" draw:layer="layout" svg:width="1.905cm" svg:height="0.636cm" svg:x="13.427cm" svg:y="19.80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13.32cm" svg:y="19.686cm">
            <draw:text-box>
              <text:p text:style-name="P3">Receive</text:p>
            </draw:text-box>
          </draw:frame>
        </draw:g>
        <draw:line draw:style-name="gr9" draw:text-style-name="P8" draw:layer="layout" svg:x1="3.813cm" svg:y1="18.834cm" svg:x2="3.813cm" svg:y2="16.294cm">
          <text:p/>
        </draw:line>
        <draw:line draw:style-name="gr9" draw:text-style-name="P8" draw:layer="layout" svg:x1="13.608cm" svg:y1="8.613cm" svg:x2="11.214cm" svg:y2="8.62cm">
          <text:p/>
        </draw:line>
        <draw:line draw:style-name="gr9" draw:text-style-name="P6" draw:layer="layout" svg:x1="11.468cm" svg:y1="20.177cm" svg:x2="13.471cm" svg:y2="20.173cm">
          <text:p/>
        </draw:line>
        <draw:frame draw:style-name="gr10" draw:text-style-name="P4" draw:layer="layout" svg:width="1.885cm" svg:height="2.156cm" svg:x="11.261cm" svg:y="18.138cm">
          <draw:text-box>
            <text:p text:style-name="P3">e</text:p>
            <text:p text:style-name="P3">C<text:span text:style-name="T1">L*H</text:span></text:p>
            <text:p text:style-name="P3"><text:span text:style-name="T2">MR</text:span><text:span text:style-name="T1">L*H</text:span></text:p>
          </draw:text-box>
        </draw:frame>
        <draw:g>
          <draw:custom-shape draw:style-name="gr7" draw:text-style-name="P5" draw:layer="layout" svg:width="1.503cm" svg:height="0.644cm" svg:x="13.76cm" svg:y="20.7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13.681cm" svg:y="20.702cm">
            <draw:text-box>
              <text:p text:style-name="P3">Send</text:p>
            </draw:text-box>
          </draw:frame>
        </draw:g>
        <draw:g>
          <draw:custom-shape draw:style-name="gr11" draw:text-style-name="P7" draw:layer="layout" svg:width="1.905cm" svg:height="0.636cm" svg:x="5.879cm" svg:y="20.81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5.772cm" svg:y="20.702cm">
            <draw:text-box>
              <text:p text:style-name="P3">Receive</text:p>
            </draw:text-box>
          </draw:frame>
        </draw:g>
        <draw:g>
          <draw:custom-shape draw:style-name="gr7" draw:text-style-name="P5" draw:layer="layout" svg:width="1.503cm" svg:height="0.644cm" svg:x="5.797cm" svg:y="21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5.718cm" svg:y="21.729cm">
            <draw:text-box>
              <text:p text:style-name="P3">Send</text:p>
            </draw:text-box>
          </draw:frame>
        </draw:g>
        <draw:g>
          <draw:custom-shape draw:style-name="gr11" draw:text-style-name="P7" draw:layer="layout" svg:width="1.905cm" svg:height="0.636cm" svg:x="13.173cm" svg:y="21.83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13.066cm" svg:y="21.718cm">
            <draw:text-box>
              <text:p text:style-name="P3">Receive</text:p>
            </draw:text-box>
          </draw:frame>
        </draw:g>
        <draw:g>
          <draw:custom-shape draw:style-name="gr11" draw:text-style-name="P7" draw:layer="layout" svg:width="1.905cm" svg:height="0.636cm" svg:x="5.58cm" svg:y="22.81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5.473cm" svg:y="22.702cm">
            <draw:text-box>
              <text:p text:style-name="P3">Receive</text:p>
            </draw:text-box>
          </draw:frame>
        </draw:g>
        <draw:g>
          <draw:custom-shape draw:style-name="gr7" draw:text-style-name="P5" draw:layer="layout" svg:width="1.503cm" svg:height="0.644cm" svg:x="13.461cm" svg:y="22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13.382cm" svg:y="22.802cm">
            <draw:text-box>
              <text:p text:style-name="P3">Send</text:p>
            </draw:text-box>
          </draw:frame>
        </draw:g>
        <draw:line draw:style-name="gr9" draw:text-style-name="P6" draw:layer="layout" svg:x1="7.28cm" svg:y1="22.073cm" svg:x2="10.163cm" svg:y2="22.082cm">
          <text:p/>
        </draw:line>
        <draw:line draw:style-name="gr9" draw:text-style-name="P6" draw:layer="layout" svg:x1="11.468cm" svg:y1="22.082cm" svg:x2="13.258cm" svg:y2="22.073cm">
          <text:p/>
        </draw:line>
        <draw:frame draw:style-name="gr13" draw:text-style-name="P4" draw:layer="layout" svg:width="1.903cm" svg:height="0.818cm" svg:x="11.162cm" svg:y="21.338cm">
          <draw:text-box>
            <text:p text:style-name="P3">d_new</text:p>
          </draw:text-box>
        </draw:frame>
        <draw:frame draw:style-name="gr13" draw:text-style-name="P4" draw:layer="layout" svg:width="0.722cm" svg:height="0.818cm" svg:x="7.663cm" svg:y="21.338cm">
          <draw:text-box>
            <text:p text:style-name="P3">d</text:p>
          </draw:text-box>
        </draw:frame>
        <draw:line draw:style-name="gr9" draw:text-style-name="P8" draw:layer="layout" svg:x1="13.427cm" svg:y1="23.215cm" svg:x2="11.468cm" svg:y2="23.225cm">
          <text:p/>
        </draw:line>
        <draw:line draw:style-name="gr9" draw:text-style-name="P8" draw:layer="layout" svg:x1="10.241cm" svg:y1="23.215cm" svg:x2="7.447cm" svg:y2="23.215cm">
          <text:p/>
        </draw:line>
        <draw:line draw:style-name="gr9" draw:text-style-name="P8" draw:layer="layout" svg:x1="13.741cm" svg:y1="21.115cm" svg:x2="11.468cm" svg:y2="21.066cm">
          <text:p/>
        </draw:line>
        <draw:line draw:style-name="gr9" draw:text-style-name="P8" draw:layer="layout" svg:x1="10.29cm" svg:y1="21.066cm" svg:x2="7.761cm" svg:y2="21.115cm">
          <text:p/>
        </draw:line>
        <draw:frame draw:style-name="gr14" draw:text-style-name="P4" draw:layer="layout" svg:width="0.633cm" svg:height="0.797cm" svg:x="11.997cm" svg:y="20.348cm">
          <draw:text-box>
            <text:p text:style-name="P3">d</text:p>
          </draw:text-box>
        </draw:frame>
        <draw:frame draw:style-name="gr15" draw:text-style-name="P4" draw:layer="layout" svg:width="2.03cm" svg:height="0.797cm" svg:x="8.197cm" svg:y="20.349cm">
          <draw:text-box>
            <text:p text:style-name="P3">d_other</text:p>
          </draw:text-box>
        </draw:frame>
        <draw:frame draw:style-name="gr16" draw:text-style-name="P4" draw:layer="layout" svg:width="1.468cm" svg:height="0.915cm" svg:x="11.797cm" svg:y="22.349cm">
          <draw:text-box>
            <text:p text:style-name="P3">A<text:span text:style-name="T1">L*H</text:span></text:p>
          </draw:text-box>
        </draw:frame>
        <draw:frame draw:style-name="gr17" draw:text-style-name="P4" draw:layer="layout" svg:width="2.166cm" svg:height="0.915cm" svg:x="7.997cm" svg:y="22.35cm">
          <draw:text-box>
            <text:p text:style-name="P3">A<text:span text:style-name="T1">(L-</text:span><text:span text:style-name="T1">1)*L*H</text:span></text:p>
          </draw:text-box>
        </draw:frame>
        <draw:line draw:style-name="gr9" draw:text-style-name="P8" draw:layer="layout" svg:x1="9.909cm" svg:y1="8.62cm" svg:x2="8.028cm" svg:y2="8.613cm">
          <text:p/>
        </draw:line>
        <draw:frame draw:style-name="gr18" draw:text-style-name="P4" draw:layer="layout" svg:width="2.159cm" svg:height="3.335cm" svg:x="11.576cm" svg:y="5.345cm">
          <draw:text-box>
            <text:p text:style-name="P3">S</text:p>
            <text:p text:style-name="P3">MT</text:p>
            <text:p text:style-name="P3">B<text:span text:style-name="T1">(L-</text:span><text:span text:style-name="T1">1)*L*H</text:span></text:p>
            <text:p text:style-name="P3"><text:span text:style-name="T2">X</text:span><text:span text:style-name="T1">(L-</text:span><text:span text:style-name="T1">1)*L*H</text:span></text:p>
            <text:p text:style-name="P3"><text:span text:style-name="T2">Z</text:span><text:span text:style-name="T1">(L-</text:span><text:span text:style-name="T1">1)*L*H</text:span></text:p>
          </draw:text-box>
        </draw:frame>
        <draw:frame draw:style-name="gr10" draw:text-style-name="P4" draw:layer="layout" svg:width="2.774cm" svg:height="3.335cm" svg:x="8.476cm" svg:y="5.346cm">
          <draw:text-box>
            <text:p text:style-name="P3">S</text:p>
            <text:p text:style-name="P3">MT</text:p>
            <text:p text:style-name="P3">B<text:span text:style-name="T1">L*H</text:span></text:p>
            <text:p text:style-name="P3"><text:span text:style-name="T2">X</text:span><text:span text:style-name="T1">L*H</text:span></text:p>
            <text:p text:style-name="P3"><text:span text:style-name="T2">Z</text:span><text:span text:style-name="T1">L*H</text:span></text:p>
          </draw:text-box>
        </draw:frame>
        <draw:g>
          <draw:custom-shape draw:style-name="gr7" draw:text-style-name="P5" draw:layer="layout" svg:width="1.503cm" svg:height="0.644cm" svg:x="3.514cm" svg:y="18.8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3.435cm" svg:y="18.789cm">
            <draw:text-box>
              <text:p text:style-name="P3">Send</text:p>
            </draw:text-box>
          </draw:frame>
        </draw:g>
        <draw:g>
          <draw:custom-shape draw:style-name="gr11" draw:text-style-name="P7" draw:layer="layout" svg:width="1.905cm" svg:height="0.636cm" svg:x="3.434cm" svg:y="10.64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3.327cm" svg:y="10.532cm">
            <draw:text-box>
              <text:p text:style-name="P3">Receive</text:p>
            </draw:text-box>
          </draw:frame>
        </draw:g>
        <draw:frame draw:style-name="gr10" draw:text-style-name="P4" draw:layer="layout" svg:width="2.318cm" svg:height="2.156cm" svg:x="3.716cm" svg:y="16.611cm">
          <draw:text-box>
            <text:p text:style-name="P3">e</text:p>
            <text:p text:style-name="P3">C<text:span text:style-name="T1">(L-1)*H</text:span></text:p>
            <text:p text:style-name="P3"><text:span text:style-name="T2">MR</text:span><text:span text:style-name="T1">(L-</text:span><text:span text:style-name="T1">1)*H</text:span></text:p>
          </draw:text-box>
        </draw:frame>
        <draw:line draw:style-name="gr9" draw:text-style-name="P8" draw:layer="layout" svg:x1="3.813cm" svg:y1="13.748cm" svg:x2="3.813cm" svg:y2="11.208cm">
          <text:p/>
        </draw:line>
        <draw:frame draw:style-name="gr19" draw:text-style-name="P4" draw:layer="layout" svg:width="1.494cm" svg:height="2.125cm" svg:x="3.716cm" svg:y="11.511cm">
          <draw:text-box>
            <text:p text:style-name="P3">e</text:p>
            <text:p text:style-name="P3">C<text:span text:style-name="T1">H</text:span></text:p>
            <text:p text:style-name="P3"><text:span text:style-name="T2">MR</text:span><text:span text:style-name="T1">H</text:span></text:p>
          </draw:text-box>
        </draw:frame>
        <draw:g>
          <draw:custom-shape draw:style-name="gr11" draw:text-style-name="P7" draw:layer="layout" svg:width="1.905cm" svg:height="0.636cm" svg:x="2.98cm" svg:y="19.61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2.873cm" svg:y="19.502cm">
            <draw:text-box>
              <text:p text:style-name="P3">Receive</text:p>
            </draw:text-box>
          </draw:frame>
        </draw:g>
        <draw:g>
          <draw:custom-shape draw:style-name="gr7" draw:text-style-name="P5" draw:layer="layout" svg:width="1.503cm" svg:height="0.644cm" svg:x="3.87cm" svg:y="9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3.791cm" svg:y="9.82cm">
            <draw:text-box>
              <text:p text:style-name="P3">Send</text:p>
            </draw:text-box>
          </draw:frame>
        </draw:g>
        <draw:line draw:style-name="gr20" draw:text-style-name="P8" draw:layer="layout" svg:x1="1.4cm" svg:y1="13.646cm" svg:x2="1.4cm" svg:y2="8.285cm">
          <text:p/>
        </draw:line>
        <draw:line draw:style-name="gr9" draw:text-style-name="P8" draw:layer="layout" svg:x1="1.781cm" svg:y1="9.174cm" svg:x2="1.754cm" svg:y2="13.746cm">
          <text:p/>
        </draw:line>
        <draw:line draw:style-name="gr9" draw:text-style-name="P8" draw:layer="layout" svg:x1="2.162cm" svg:y1="10.19cm" svg:x2="2.162cm" svg:y2="13.746cm">
          <text:p/>
        </draw:line>
        <draw:line draw:style-name="gr20" draw:text-style-name="P8" draw:layer="layout" svg:x1="2.162cm" svg:y1="10.19cm" svg:x2="3.913cm" svg:y2="10.19cm">
          <text:p/>
        </draw:line>
        <draw:frame draw:style-name="gr18" draw:text-style-name="P4" draw:layer="layout" svg:width="1.905cm" svg:height="3.335cm" svg:x="2.008cm" svg:y="10.082cm">
          <draw:text-box>
            <text:p text:style-name="P3">S</text:p>
            <text:p text:style-name="P3">MT</text:p>
            <text:p text:style-name="P3">B<text:span text:style-name="T1">(L-</text:span><text:span text:style-name="T1">1)*H</text:span></text:p>
            <text:p text:style-name="P3"><text:span text:style-name="T2">X</text:span><text:span text:style-name="T1">(L-</text:span><text:span text:style-name="T1">1)*H</text:span></text:p>
            <text:p text:style-name="P3"><text:span text:style-name="T2">Z</text:span><text:span text:style-name="T1">(L-</text:span><text:span text:style-name="T1">1)*H</text:span></text:p>
          </draw:text-box>
        </draw:frame>
        <draw:line draw:style-name="gr20" draw:text-style-name="P8" draw:layer="layout" svg:x1="2.289cm" svg:y1="19.85cm" svg:x2="3.024cm" svg:y2="19.85cm">
          <text:p/>
        </draw:line>
        <draw:line draw:style-name="gr9" draw:text-style-name="P8" draw:layer="layout" svg:x1="2.289cm" svg:y1="19.85cm" svg:x2="2.289cm" svg:y2="16.294cm">
          <text:p/>
        </draw:line>
        <draw:frame draw:style-name="gr18" draw:text-style-name="P4" draw:layer="layout" svg:width="1.397cm" svg:height="3.335cm" svg:x="2.289cm" svg:y="16.388cm">
          <draw:text-box>
            <text:p text:style-name="P3">S</text:p>
            <text:p text:style-name="P3">MT</text:p>
            <text:p text:style-name="P3">B<text:span text:style-name="T1">H</text:span></text:p>
            <text:p text:style-name="P3"><text:span text:style-name="T2">X</text:span><text:span text:style-name="T1">H</text:span></text:p>
            <text:p text:style-name="P3"><text:span text:style-name="T2">Z</text:span><text:span text:style-name="T1">H</text:span></text:p>
          </draw:text-box>
        </draw:frame>
        <draw:g>
          <draw:custom-shape draw:style-name="gr11" draw:text-style-name="P7" draw:layer="layout" svg:width="1.905cm" svg:height="0.636cm" svg:x="2.904cm" svg:y="20.9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2.797cm" svg:y="20.785cm">
            <draw:text-box>
              <text:p text:style-name="P3">Receive</text:p>
            </draw:text-box>
          </draw:frame>
        </draw:g>
        <draw:g>
          <draw:custom-shape draw:style-name="gr7" draw:text-style-name="P5" draw:layer="layout" svg:width="1.503cm" svg:height="0.644cm" svg:x="3.13cm" svg:y="21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3.051cm" svg:y="21.728cm">
            <draw:text-box>
              <text:p text:style-name="P3">Send</text:p>
            </draw:text-box>
          </draw:frame>
        </draw:g>
        <draw:g>
          <draw:custom-shape draw:style-name="gr7" draw:text-style-name="P5" draw:layer="layout" svg:width="1.503cm" svg:height="0.644cm" svg:x="3.671cm" svg:y="8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3.592cm" svg:y="8.82cm">
            <draw:text-box>
              <text:p text:style-name="P3">Send</text:p>
            </draw:text-box>
          </draw:frame>
        </draw:g>
        <draw:g>
          <draw:custom-shape draw:style-name="gr11" draw:text-style-name="P7" draw:layer="layout" svg:width="1.905cm" svg:height="0.636cm" svg:x="3.635cm" svg:y="7.94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3.528cm" svg:y="7.832cm">
            <draw:text-box>
              <text:p text:style-name="P3">Receive</text:p>
            </draw:text-box>
          </draw:frame>
        </draw:g>
        <draw:line draw:style-name="gr20" draw:text-style-name="P8" draw:layer="layout" svg:x1="1.808cm" svg:y1="21.22cm" svg:x2="1.808cm" svg:y2="16.394cm">
          <text:p/>
        </draw:line>
        <draw:line draw:style-name="gr9" draw:text-style-name="P6" draw:layer="layout" svg:x1="1.781cm" svg:y1="21.247cm" svg:x2="2.924cm" svg:y2="21.22cm">
          <text:p/>
        </draw:line>
        <draw:frame draw:style-name="gr15" draw:text-style-name="P4" draw:layer="layout" svg:width="2.03cm" svg:height="0.797cm" svg:x="1.71cm" svg:y="20.196cm">
          <draw:text-box>
            <text:p text:style-name="P3">d_other</text:p>
          </draw:text-box>
        </draw:frame>
        <draw:line draw:style-name="gr20" draw:text-style-name="P8" draw:layer="layout" svg:x1="1.781cm" svg:y1="9.174cm" svg:x2="3.686cm" svg:y2="9.174cm">
          <text:p/>
        </draw:line>
        <draw:frame draw:style-name="gr13" draw:text-style-name="P4" draw:layer="layout" svg:width="0.722cm" svg:height="0.818cm" svg:x="2.289cm" svg:y="8.483cm">
          <draw:text-box>
            <text:p text:style-name="P3">d</text:p>
          </draw:text-box>
        </draw:frame>
        <draw:line draw:style-name="gr9" draw:text-style-name="P6" draw:layer="layout" svg:x1="1.4cm" svg:y1="8.285cm" svg:x2="3.686cm" svg:y2="8.285cm">
          <text:p/>
        </draw:line>
        <draw:line draw:style-name="gr9" draw:text-style-name="P8" draw:layer="layout" svg:x1="1.4cm" svg:y1="22.136cm" svg:x2="1.4cm" svg:y2="16.294cm">
          <text:p/>
        </draw:line>
        <draw:line draw:style-name="gr20" draw:text-style-name="P8" draw:layer="layout" svg:x1="1.4cm" svg:y1="22.136cm" svg:x2="3.178cm" svg:y2="22.136cm">
          <text:p/>
        </draw:line>
        <draw:frame draw:style-name="gr14" draw:text-style-name="P4" draw:layer="layout" svg:width="0.571cm" svg:height="0.797cm" svg:x="1.31cm" svg:y="21.397cm">
          <draw:text-box>
            <text:p text:style-name="P3">d</text:p>
          </draw:text-box>
        </draw:frame>
        <draw:frame draw:style-name="gr13" draw:text-style-name="P4" draw:layer="layout" svg:width="1.903cm" svg:height="0.818cm" svg:x="1.402cm" svg:y="7.467cm">
          <draw:text-box>
            <text:p text:style-name="P3">d_new</text:p>
          </draw:text-box>
        </draw:frame>
        <draw:g>
          <draw:custom-shape draw:style-name="gr7" draw:text-style-name="P5" draw:layer="layout" svg:width="1.503cm" svg:height="0.644cm" svg:x="3.87cm" svg:y="7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3.791cm" svg:y="7.015cm">
            <draw:text-box>
              <text:p text:style-name="P3">Send</text:p>
            </draw:text-box>
          </draw:frame>
        </draw:g>
        <draw:line draw:style-name="gr20" draw:text-style-name="P8" draw:layer="layout" svg:x1="1.019cm" svg:y1="7.396cm" svg:x2="3.813cm" svg:y2="7.396cm">
          <text:p/>
        </draw:line>
        <draw:line draw:style-name="gr9" draw:text-style-name="P8" draw:layer="layout" svg:x1="1.019cm" svg:y1="7.396cm" svg:x2="1.019cm" svg:y2="13.746cm">
          <text:p/>
        </draw:line>
        <draw:frame draw:style-name="gr17" draw:text-style-name="P4" draw:layer="layout" svg:width="2.166cm" svg:height="0.915cm" svg:x="1.393cm" svg:y="6.608cm">
          <draw:text-box>
            <text:p text:style-name="P3">A<text:span text:style-name="T1">H</text:span></text:p>
          </draw:text-box>
        </draw:frame>
        <draw:line draw:style-name="gr20" draw:text-style-name="P8" draw:layer="layout" svg:x1="1.019cm" svg:y1="23.152cm" svg:x2="0.992cm" svg:y2="16.294cm">
          <text:p/>
        </draw:line>
        <draw:g>
          <draw:custom-shape draw:style-name="gr11" draw:text-style-name="P7" draw:layer="layout" svg:width="1.905cm" svg:height="0.636cm" svg:x="2.905cm" svg:y="22.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2.798cm" svg:y="22.685cm">
            <draw:text-box>
              <text:p text:style-name="P3">Receive</text:p>
            </draw:text-box>
          </draw:frame>
        </draw:g>
        <draw:line draw:style-name="gr9" draw:text-style-name="P6" draw:layer="layout" svg:x1="1.019cm" svg:y1="23.152cm" svg:x2="2.924cm" svg:y2="23.152cm">
          <text:p/>
        </draw:line>
        <draw:frame draw:style-name="gr17" draw:text-style-name="P4" draw:layer="layout" svg:width="2.166cm" svg:height="0.915cm" svg:x="1.039cm" svg:y="22.337cm">
          <draw:text-box>
            <text:p text:style-name="P3">A<text:span text:style-name="T1">L*</text:span><text:span text:style-name="T1">H</text:span></text:p>
          </draw:text-box>
        </draw:frame>
        <draw:line draw:style-name="gr9" draw:text-style-name="P8" draw:layer="layout" svg:x1="17.491cm" svg:y1="19.288cm" svg:x2="17.491cm" svg:y2="16.24cm">
          <text:p/>
        </draw:line>
        <draw:g>
          <draw:custom-shape draw:style-name="gr7" draw:text-style-name="P5" draw:layer="layout" svg:width="1.503cm" svg:height="0.644cm" svg:x="16.786cm" svg:y="19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16.707cm" svg:y="19.161cm">
            <draw:text-box>
              <text:p text:style-name="P3">Send</text:p>
            </draw:text-box>
          </draw:frame>
        </draw:g>
        <draw:g>
          <draw:custom-shape draw:style-name="gr11" draw:text-style-name="P7" draw:layer="layout" svg:width="1.905cm" svg:height="0.636cm" svg:x="16.066cm" svg:y="10.46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15.959cm" svg:y="10.348cm">
            <draw:text-box>
              <text:p text:style-name="P3">Receive</text:p>
            </draw:text-box>
          </draw:frame>
        </draw:g>
        <draw:frame draw:style-name="gr10" draw:text-style-name="P4" draw:layer="layout" svg:width="2.318cm" svg:height="2.156cm" svg:x="15.459cm" svg:y="16.394cm">
          <draw:text-box>
            <text:p text:style-name="P3">e</text:p>
            <text:p text:style-name="P3">C<text:span text:style-name="T1">(L-</text:span><text:span text:style-name="T1">1)*H</text:span></text:p>
            <text:p text:style-name="P3"><text:span text:style-name="T2">MR</text:span><text:span text:style-name="T1">(L-</text:span><text:span text:style-name="T1">1)*H</text:span></text:p>
          </draw:text-box>
        </draw:frame>
        <draw:line draw:style-name="gr9" draw:text-style-name="P8" draw:layer="layout" svg:x1="17.545cm" svg:y1="13.664cm" svg:x2="17.545cm" svg:y2="11.124cm">
          <text:p/>
        </draw:line>
        <draw:frame draw:style-name="gr19" draw:text-style-name="P4" draw:layer="layout" svg:width="1.494cm" svg:height="2.125cm" svg:x="16.186cm" svg:y="11.448cm">
          <draw:text-box>
            <text:p text:style-name="P3">e</text:p>
            <text:p text:style-name="P3">C<text:span text:style-name="T1">H</text:span></text:p>
            <text:p text:style-name="P3"><text:span text:style-name="T2">M</text:span><text:span text:style-name="T2">R</text:span><text:span text:style-name="T1">H</text:span></text:p>
          </draw:text-box>
        </draw:frame>
        <draw:g>
          <draw:custom-shape draw:style-name="gr11" draw:text-style-name="P7" draw:layer="layout" svg:width="1.905cm" svg:height="0.636cm" svg:x="16.412cm" svg:y="21.23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16.305cm" svg:y="21.118cm">
            <draw:text-box>
              <text:p text:style-name="P3">Receive</text:p>
            </draw:text-box>
          </draw:frame>
        </draw:g>
        <draw:g>
          <draw:custom-shape draw:style-name="gr7" draw:text-style-name="P5" draw:layer="layout" svg:width="1.503cm" svg:height="0.644cm" svg:x="16.202cm" svg:y="9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16.123cm" svg:y="9.636cm">
            <draw:text-box>
              <text:p text:style-name="P3">Send</text:p>
            </draw:text-box>
          </draw:frame>
        </draw:g>
        <draw:line draw:style-name="gr20" draw:text-style-name="P8" draw:layer="layout" svg:x1="20.217cm" svg:y1="13.473cm" svg:x2="20.232cm" svg:y2="8.001cm">
          <text:p/>
        </draw:line>
        <draw:line draw:style-name="gr9" draw:text-style-name="P8" draw:layer="layout" svg:x1="19.813cm" svg:y1="8.99cm" svg:x2="19.836cm" svg:y2="13.727cm">
          <text:p/>
        </draw:line>
        <draw:line draw:style-name="gr9" draw:text-style-name="P8" draw:layer="layout" svg:x1="19.394cm" svg:y1="10.006cm" svg:x2="19.455cm" svg:y2="13.727cm">
          <text:p/>
        </draw:line>
        <draw:line draw:style-name="gr20" draw:text-style-name="P8" draw:layer="layout" svg:x1="17.694cm" svg:y1="10.006cm" svg:x2="19.445cm" svg:y2="10.006cm">
          <text:p/>
        </draw:line>
        <draw:frame draw:style-name="gr18" draw:text-style-name="P4" draw:layer="layout" svg:width="1.905cm" svg:height="3.335cm" svg:x="17.84cm" svg:y="9.898cm">
          <draw:text-box>
            <text:p text:style-name="P3">S</text:p>
            <text:p text:style-name="P3">MT</text:p>
            <text:p text:style-name="P3">B<text:span text:style-name="T1">(L-1)*H</text:span></text:p>
            <text:p text:style-name="P3"><text:span text:style-name="T2">X</text:span><text:span text:style-name="T1">(L-1)*H</text:span></text:p>
            <text:p text:style-name="P3"><text:span text:style-name="T2">Z</text:span><text:span text:style-name="T1">(L-1)*H</text:span></text:p>
          </draw:text-box>
        </draw:frame>
        <draw:line draw:style-name="gr20" draw:text-style-name="P8" draw:layer="layout" svg:x1="18.321cm" svg:y1="21.566cm" svg:x2="19.523cm" svg:y2="21.574cm">
          <text:p/>
        </draw:line>
        <draw:line draw:style-name="gr9" draw:text-style-name="P8" draw:layer="layout" svg:x1="19.512cm" svg:y1="21.623cm" svg:x2="19.523cm" svg:y2="16.24cm">
          <text:p/>
        </draw:line>
        <draw:frame draw:style-name="gr18" draw:text-style-name="P4" draw:layer="layout" svg:width="1.397cm" svg:height="3.335cm" svg:x="18.453cm" svg:y="18.172cm">
          <draw:text-box>
            <text:p text:style-name="P3">S</text:p>
            <text:p text:style-name="P3">MT</text:p>
            <text:p text:style-name="P3">B<text:span text:style-name="T1">H</text:span></text:p>
            <text:p text:style-name="P3"><text:span text:style-name="T2">X</text:span><text:span text:style-name="T1">H</text:span></text:p>
            <text:p text:style-name="P3"><text:span text:style-name="T2">Z</text:span><text:span text:style-name="T1">H</text:span></text:p>
          </draw:text-box>
        </draw:frame>
        <draw:g>
          <draw:custom-shape draw:style-name="gr11" draw:text-style-name="P7" draw:layer="layout" svg:width="1.905cm" svg:height="0.636cm" svg:x="16.236cm" svg:y="22.51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16.129cm" svg:y="22.401cm">
            <draw:text-box>
              <text:p text:style-name="P3">Receive</text:p>
            </draw:text-box>
          </draw:frame>
        </draw:g>
        <draw:g>
          <draw:custom-shape draw:style-name="gr7" draw:text-style-name="P5" draw:layer="layout" svg:width="1.503cm" svg:height="0.644cm" svg:x="16.462cm" svg:y="23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16.383cm" svg:y="23.244cm">
            <draw:text-box>
              <text:p text:style-name="P3">Send</text:p>
            </draw:text-box>
          </draw:frame>
        </draw:g>
        <draw:g>
          <draw:custom-shape draw:style-name="gr7" draw:text-style-name="P5" draw:layer="layout" svg:width="1.503cm" svg:height="0.644cm" svg:x="16.303cm" svg:y="8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16.224cm" svg:y="8.636cm">
            <draw:text-box>
              <text:p text:style-name="P3">Send</text:p>
            </draw:text-box>
          </draw:frame>
        </draw:g>
        <draw:g>
          <draw:custom-shape draw:style-name="gr11" draw:text-style-name="P7" draw:layer="layout" svg:width="1.905cm" svg:height="0.636cm" svg:x="16.167cm" svg:y="7.76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16.06cm" svg:y="7.648cm">
            <draw:text-box>
              <text:p text:style-name="P3">Receive</text:p>
            </draw:text-box>
          </draw:frame>
        </draw:g>
        <draw:line draw:style-name="gr20" draw:text-style-name="P8" draw:layer="layout" svg:x1="19.893cm" svg:y1="22.893cm" svg:x2="19.904cm" svg:y2="16.24cm">
          <text:p/>
        </draw:line>
        <draw:line draw:style-name="gr9" draw:text-style-name="P6" draw:layer="layout" svg:x1="19.904cm" svg:y1="22.844cm" svg:x2="18.123cm" svg:y2="22.893cm">
          <text:p/>
        </draw:line>
        <draw:frame draw:style-name="gr15" draw:text-style-name="P4" draw:layer="layout" svg:width="2.03cm" svg:height="0.797cm" svg:x="17.966cm" svg:y="21.928cm">
          <draw:text-box>
            <text:p text:style-name="P3">d_other</text:p>
          </draw:text-box>
        </draw:frame>
        <draw:line draw:style-name="gr20" draw:text-style-name="P8" draw:layer="layout" svg:x1="17.813cm" svg:y1="8.99cm" svg:x2="19.836cm" svg:y2="9.028cm">
          <text:p/>
        </draw:line>
        <draw:frame draw:style-name="gr13" draw:text-style-name="P4" draw:layer="layout" svg:width="0.722cm" svg:height="0.818cm" svg:x="18.479cm" svg:y="8.266cm">
          <draw:text-box>
            <text:p text:style-name="P3">d</text:p>
          </draw:text-box>
        </draw:frame>
        <draw:line draw:style-name="gr9" draw:text-style-name="P6" draw:layer="layout" svg:x1="20.217cm" svg:y1="8.012cm" svg:x2="18.09cm" svg:y2="8.012cm">
          <text:p/>
        </draw:line>
        <draw:line draw:style-name="gr9" draw:text-style-name="P8" draw:layer="layout" svg:x1="20.232cm" svg:y1="23.652cm" svg:x2="20.19cm" svg:y2="16.24cm">
          <text:p/>
        </draw:line>
        <draw:line draw:style-name="gr20" draw:text-style-name="P8" draw:layer="layout" svg:x1="17.996cm" svg:y1="23.682cm" svg:x2="20.285cm" svg:y2="23.606cm">
          <text:p/>
        </draw:line>
        <draw:frame draw:style-name="gr14" draw:text-style-name="P4" draw:layer="layout" svg:width="0.571cm" svg:height="0.797cm" svg:x="18.126cm" svg:y="22.963cm">
          <draw:text-box>
            <text:p text:style-name="P3">d</text:p>
          </draw:text-box>
        </draw:frame>
        <draw:frame draw:style-name="gr13" draw:text-style-name="P4" draw:layer="layout" svg:width="1.903cm" svg:height="0.818cm" svg:x="18.434cm" svg:y="7.283cm">
          <draw:text-box>
            <text:p text:style-name="P3">d_new</text:p>
          </draw:text-box>
        </draw:frame>
        <draw:g>
          <draw:custom-shape draw:style-name="gr7" draw:text-style-name="P5" draw:layer="layout" svg:width="1.503cm" svg:height="0.644cm" svg:x="16.402cm" svg:y="6.8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1.673cm" svg:height="0.878cm" svg:x="16.323cm" svg:y="6.831cm">
            <draw:text-box>
              <text:p text:style-name="P3">Send</text:p>
            </draw:text-box>
          </draw:frame>
        </draw:g>
        <draw:line draw:style-name="gr20" draw:text-style-name="P8" draw:layer="layout" svg:x1="17.851cm" svg:y1="7.212cm" svg:x2="20.625cm" svg:y2="7.25cm">
          <text:p/>
        </draw:line>
        <draw:line draw:style-name="gr9" draw:text-style-name="P8" draw:layer="layout" svg:x1="20.651cm" svg:y1="7.212cm" svg:x2="20.598cm" svg:y2="13.727cm">
          <text:p/>
        </draw:line>
        <draw:frame draw:style-name="gr16" draw:text-style-name="P4" draw:layer="layout" svg:width="1.239cm" svg:height="0.915cm" svg:x="18.525cm" svg:y="6.424cm">
          <draw:text-box>
            <text:p text:style-name="P3">A<text:span text:style-name="T1">H</text:span></text:p>
          </draw:text-box>
        </draw:frame>
        <draw:line draw:style-name="gr20" draw:text-style-name="P8" draw:layer="layout" svg:x1="20.655cm" svg:y1="24.498cm" svg:x2="20.666cm" svg:y2="16.24cm">
          <text:p/>
        </draw:line>
        <draw:g>
          <draw:custom-shape draw:style-name="gr11" draw:text-style-name="P7" draw:layer="layout" svg:width="1.905cm" svg:height="0.636cm" svg:x="16.237cm" svg:y="24.11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2.139cm" svg:height="0.878cm" svg:x="16.13cm" svg:y="24.001cm">
            <draw:text-box>
              <text:p text:style-name="P3">Receive</text:p>
            </draw:text-box>
          </draw:frame>
        </draw:g>
        <draw:line draw:style-name="gr9" draw:text-style-name="P6" draw:layer="layout" svg:x1="20.666cm" svg:y1="24.495cm" svg:x2="18.123cm" svg:y2="24.498cm">
          <text:p/>
        </draw:line>
        <draw:frame draw:style-name="gr16" draw:text-style-name="P4" draw:layer="layout" svg:width="1.556cm" svg:height="0.915cm" svg:x="18.734cm" svg:y="23.633cm">
          <draw:text-box>
            <text:p text:style-name="P3">A<text:span text:style-name="T1">L*H</text:span></text:p>
          </draw:text-box>
        </draw:frame>
        <draw:frame draw:style-name="gr21" draw:text-style-name="P9" draw:layer="layout" svg:width="1.411cm" svg:height="0.766cm" svg:x="9.89cm" svg:y="8.239cm">
          <draw:text-box>
            <text:p><text:span text:style-name="T3">● ● ●</text:span></text:p>
          </draw:text-box>
        </draw:frame>
        <draw:frame draw:style-name="gr21" draw:text-style-name="P9" draw:layer="layout" svg:width="1.411cm" svg:height="0.766cm" svg:x="10.117cm" svg:y="22.867cm">
          <draw:text-box>
            <text:p><text:span text:style-name="T3">● ● ●</text:span></text:p>
          </draw:text-box>
        </draw:frame>
        <draw:frame draw:style-name="gr21" draw:text-style-name="P9" draw:layer="layout" svg:width="1.411cm" svg:height="0.766cm" svg:x="10.118cm" svg:y="21.767cm">
          <draw:text-box>
            <text:p><text:span text:style-name="T3">● ● ●</text:span></text:p>
          </draw:text-box>
        </draw:frame>
        <draw:frame draw:style-name="gr21" draw:text-style-name="P9" draw:layer="layout" svg:width="1.411cm" svg:height="0.766cm" svg:x="10.219cm" svg:y="20.767cm">
          <draw:text-box>
            <text:p><text:span text:style-name="T3">● ● ●</text:span></text:p>
          </draw:text-box>
        </draw:frame>
        <draw:frame draw:style-name="gr21" draw:text-style-name="P9" draw:layer="layout" svg:width="1.411cm" svg:height="0.766cm" svg:x="10.22cm" svg:y="19.867cm">
          <draw:text-box>
            <text:p><text:span text:style-name="T3">● ● ●</text:span></text:p>
          </draw:text-box>
        </draw:frame>
        <draw:frame draw:style-name="gr21" draw:text-style-name="P9" draw:layer="layout" svg:width="1.411cm" svg:height="0.766cm" svg:x="0.859cm" svg:y="14.712cm">
          <draw:text-box>
            <text:p><text:span text:style-name="T3">● ● ●</text:span></text:p>
          </draw:text-box>
        </draw:frame>
        <draw:frame draw:style-name="gr21" draw:text-style-name="P9" draw:layer="layout" svg:width="1.411cm" svg:height="0.766cm" svg:x="3.145cm" svg:y="14.689cm">
          <draw:text-box>
            <text:p><text:span text:style-name="T3">● ● ●</text:span></text:p>
          </draw:text-box>
        </draw:frame>
        <draw:frame draw:style-name="gr21" draw:text-style-name="P9" draw:layer="layout" svg:width="1.411cm" svg:height="0.766cm" svg:x="19.288cm" svg:y="14.558cm">
          <draw:text-box>
            <text:p><text:span text:style-name="T3">● ● ●</text:span></text:p>
          </draw:text-box>
        </draw:frame>
        <draw:frame draw:style-name="gr21" draw:text-style-name="P9" draw:layer="layout" svg:width="1.411cm" svg:height="0.766cm" svg:x="16.889cm" svg:y="14.558cm">
          <draw:text-box>
            <text:p><text:span text:style-name="T3">● ● 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4-30T23:45:30.670150792</dc:date>
    <meta:editing-duration>PT13H20M50S</meta:editing-duration>
    <meta:editing-cycles>68</meta:editing-cycles>
    <meta:generator>LibreOffice/5.4.6.2$Linux_X86_64 LibreOffice_project/40m0$Build-2</meta:generator>
    <meta:document-statistic meta:object-count="186"/>
  </office:meta>
</office:document-meta>
</file>